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style:font-name="Nimbus Roman No9 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Nimbus Roman No9 L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Nimbus Roman No9 L"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Nimbus Roman No9 L" fo:font-size="15pt" style:font-size-asian="15pt" style:font-size-complex="15pt"/>
    </style:style>
    <style:style style:name="T2" style:family="text">
      <style:text-properties style:font-name="Nimbus Roman No9 L" fo:font-size="15pt" style:text-underline-style="none" style:font-size-asian="15pt" style:font-size-complex="15pt"/>
    </style:style>
    <style:style style:name="T3" style:family="text"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imbus Roman No9 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font-name="Nimbus Roman No9 L"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LETAR!!!</text:p>
      <text:p text:style-name="P2">Manual de Proyecto</text:p>
      <text:p text:style-name="P1"/>
      <text:p text:style-name="P1"/>
      <text:p text:style-name="P1">Integrantes:</text:p>
      <text:p text:style-name="P1">Bogado Sebastián <text:tab/>91707</text:p>
      <text:p text:style-name="P1">Garay Ignacio <text:tab/><text:tab/>92265</text:p>
      <text:p text:style-name="P1">Torres Miguel<text:tab/><text:tab/>91396</text:p>
      <text:p text:style-name="P11"/>
      <text:p text:style-name="P1"/>
      <text:p text:style-name="P1">Índice:</text:p>
      <text:p text:style-name="P1"/>
      <text:list xml:id="list962903991" text:style-name="L1">
        <text:list-item>
          <text:p text:style-name="P17">División de Tareas</text:p>
        </text:list-item>
        <text:list-item>
          <text:p text:style-name="P17">Evolución del Proyecto</text:p>
        </text:list-item>
        <text:list-item>
          <text:p text:style-name="P17">Inconvenientes encontrados</text:p>
        </text:list-item>
        <text:list-item>
          <text:p text:style-name="P17">Análisis de Puntos Pendientes</text:p>
        </text:list-item>
        <text:list-item>
          <text:p text:style-name="P17">Herramientas utilizadas</text:p>
        </text:list-item>
        <text:list-item>
          <text:p text:style-name="P17">Conclusiones</text:p>
        </text:list-item>
      </text:list>
      <text:p text:style-name="P1"/>
      <text:p text:style-name="P1"/>
      <text:p text:style-name="P12"><text:span text:style-name="T2">1 . </text:span><text:span text:style-name="T1">División de Tareas</text:span></text:p>
      <text:p text:style-name="P3"/>
      <text:p text:style-name="P7">COMPLETAR!!!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area</text:p>
          </table:table-cell>
          <table:table-cell table:style-name="Table1.B1" office:value-type="string">
            <text:p text:style-name="P16">Integrante </text:p>
          </table:table-cell>
        </table:table-row>
        <table:table-row>
          <table:table-cell table:style-name="Table1.A2" office:value-type="string">
            <text:p text:style-name="P15">Conexiones entres las aplicaciones</text:p>
          </table:table-cell>
          <table:table-cell table:style-name="Table1.B2" office:value-type="string">
            <text:p text:style-name="P15">Ignacio Garay</text:p>
          </table:table-cell>
        </table:table-row>
        <table:table-row>
          <table:table-cell table:style-name="Table1.A2" office:value-type="string">
            <text:p text:style-name="P15">Implementación del Servidor</text:p>
          </table:table-cell>
          <table:table-cell table:style-name="Table1.B2" office:value-type="string">
            <text:p text:style-name="P15">Ignacio Garay</text:p>
          </table:table-cell>
        </table:table-row>
        <table:table-row>
          <table:table-cell table:style-name="Table1.A2" office:value-type="string">
            <text:p text:style-name="P15">Implementación de Base de Datos y resolución de Consultas</text:p>
          </table:table-cell>
          <table:table-cell table:style-name="Table1.B2" office:value-type="string">
            <text:p text:style-name="P15">Miguel Torres</text:p>
          </table:table-cell>
        </table:table-row>
        <table:table-row>
          <table:table-cell table:style-name="Table1.A2" office:value-type="string">
            <text:p text:style-name="P15">Creación de Aplicaciones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Diseño interfaz gráfica</text:p>
          </table:table-cell>
          <table:table-cell table:style-name="Table1.B2" office:value-type="string">
            <text:p text:style-name="P15">Sebastián Bogado</text:p>
          </table:table-cell>
        </table:table-row>
        <table:table-row>
          <table:table-cell table:style-name="Table1.A2" office:value-type="string">
            <text:p text:style-name="P15">Implementación Cliente</text:p>
          </table:table-cell>
          <table:table-cell table:style-name="Table1.B2" office:value-type="string">
            <text:p text:style-name="P15">Sebastián Bogado/ Miguel Torres</text:p>
          </table:table-cell>
        </table:table-row>
      </table:table>
      <text:p text:style-name="P6"/>
      <text:p text:style-name="P12"><text:span text:style-name="T2">2 . </text:span><text:span text:style-name="T1">Evolución del Proyecto</text:span></text:p>
      <text:p text:style-name="P3"/>
      <text:p text:style-name="P5">El proyecto comienza con la definición de las tareas. En un principio, se asignó el reparto de las tareas que se creyeron más importantes. Dichas partes fueron tres y bastante separadas:</text:p>
      <text:p text:style-name="P5"/>
      <text:list xml:id="list1913257742" text:style-name="L2">
        <text:list-item>
          <text:p text:style-name="P18">Interfaz gráfica del cliente.</text:p>
        </text:list-item>
        <text:list-item>
          <text:p text:style-name="P18">Base de datos y resolución de consulta</text:p>
        </text:list-item>
        <text:list-item>
          <text:p text:style-name="P18">Comunicación y concurrencia</text:p>
        </text:list-item>
      </text:list>
      <text:p text:style-name="P5"/>
      <text:p text:style-name="P5">Se adoptó una forma de trabajo en la que se comenzó desde arriba hacia abajo, definiendo las interfaces necesarias para el correcto funcionamiento de cada clase principal. A medida que se fue logrando funcionalidad y testeando la misma, se avanzaba en profundidad hacia las demás clases.</text:p>
      <text:p text:style-name="P5">En un primer momento, esas tres partes se desarrollaron de forma independiente, de modo de que pudieran ser testeadas con </text:p>
      <text:p text:style-name="P12"><text:span text:style-name="T2">3 . </text:span><text:span text:style-name="T1">Inconvenientes Encontrados</text:span></text:p>
      <text:p text:style-name="P3"/>
      <text:p text:style-name="P10"/>
      <text:p text:style-name="P4"/>
      <text:p text:style-name="P13"><text:span text:style-name="T3">4 . </text:span><text:span text:style-name="T4">Análisis de Puntos Pendientes</text:span></text:p>
      <text:p text:style-name="P3"/>
      <text:p text:style-name="P3"/>
      <text:p text:style-name="P3"/>
      <text:p text:style-name="P13"><text:span text:style-name="T3">5 . </text:span><text:span text:style-name="T4">Herramientas Utilizadas</text:span></text:p>
      <text:p text:style-name="P3"/>
      <text:p text:style-name="P9">COMPLETAR!!!</text:p>
      <text:p text:style-name="P3"/>
      <text:p text:style-name="P3">librería XML</text:p>
      <text:p text:style-name="P4">Para la serialización de algunas entidades en la aplicación se utilizo la librería de XML <text:s/>TinyXML.</text:p>
      <text:p text:style-name="P4"/>
      <text:p text:style-name="P4"/>
      <text:p text:style-name="P14"><text:span text:style-name="T1">6 . </text:span><text:span text:style-name="T5">Conclusiones</text:span></text:p>
      <text:p text:style-name="P3"/>
      <text:p text:style-name="P9">COMPLETAR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16:52</meta:creation-date>
    <dc:date>2012-07-10T00:42:49</dc:date>
    <dc:creator>Seba </dc:creator>
    <meta:editing-duration>PT01H00M46S</meta:editing-duration>
    <meta:editing-cycles>12</meta:editing-cycles>
    <meta:generator>OpenOffice.org/3.2$Linux OpenOffice.org_project/320m12$Build-9483</meta:generator>
    <meta:document-statistic meta:table-count="1" meta:image-count="0" meta:object-count="0" meta:page-count="8" meta:paragraph-count="43" meta:word-count="236" meta:character-count="1537"/>
  </office:meta>
</office:document-meta>
</file>